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5-09T14:10:34.41" text:fixed="true">02:10 PM</text:time></text:p>
      <text:p text:style-name="Standard">Stuff from today's lecture won't be on f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5-09T13:58:01.36</meta:creation-date>
    <meta:generator>OpenOffice/4.1.3$Win32 OpenOffice.org_project/413m1$Build-9783</meta:generator>
    <dc:date>2018-05-09T14:23:53.35</dc:date>
    <dc:creator>Timothy Cayer</dc:creator>
    <meta:editing-duration>PT25M52S</meta:editing-duration>
    <meta:editing-cycles>2</meta:editing-cycles>
    <meta:document-statistic meta:table-count="0" meta:image-count="0" meta:object-count="0" meta:page-count="1" meta:paragraph-count="2" meta:word-count="13" meta:character-count="73"/>
  </office:meta>
</office:document-meta>
</file>